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687cm" fo:min-width="6.1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.893cm" fo:min-width="2.802cm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2.671cm" fo:min-width="6.104cm"/>
    </style:style>
    <style:style style:name="gr6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style:font-name="Courier New" fo:font-size="10pt" fo:font-style="italic" fo:font-weight="normal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000000" style:font-name="Courier New" fo:font-size="10pt" fo:font-weight="normal" style:font-size-asian="10pt" style:font-weight-asian="bold" style:font-size-complex="10pt" style:font-weight-complex="bold"/>
    </style:style>
    <style:style style:name="T3" style:family="text">
      <style:text-properties fo:color="#000000" style:font-name="Courier New" fo:font-size="10pt" style:text-underline-style="none" fo:font-weight="normal" style:font-size-asian="10pt" style:font-size-complex="10pt"/>
    </style:style>
    <style:style style:name="T4" style:family="text">
      <style:text-properties fo:color="#000000" style:font-name="Courier New" fo:font-size="4pt" fo:font-weight="normal" style:font-size-asian="4pt" style:font-weight-asian="bold" style:font-size-complex="4pt" style:font-weight-complex="bold"/>
    </style:style>
    <style:style style:name="T5" style:family="text">
      <style:text-properties fo:color="#000000" style:font-name="Courier New" fo:font-size="10pt" style:text-underline-style="solid" style:text-underline-width="auto" style:text-underline-color="font-color" fo:font-weight="normal" style:font-size-asian="10pt" style:font-weight-asian="bold" style:font-size-complex="10pt" style:font-weight-complex="bold"/>
    </style:style>
    <style:style style:name="T6" style:family="text">
      <style:text-properties fo:color="#000000" style:font-name="Courier New" fo:font-size="10pt" style:text-underline-style="solid" style:text-underline-width="auto" style:text-underline-color="font-color" fo:font-weight="normal" style:font-size-asian="10pt" style:font-size-complex="10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604cm" svg:height="3.937cm" svg:x="11.795cm" svg:y="1.635cm">
          <text:p text:style-name="P1"><text:span text:style-name="T1">Monster</text:span><text:span text:style-name="T2"> «abstract»</text:span></text:p>
          <text:p text:style-name="P1"><text:span text:style-name="T2">#hitPoints : int</text:span></text:p>
          <text:p text:style-name="P1"><text:span text:style-name="T2">#armorClass : int</text:span></text:p>
          <text:p text:style-name="P1"><text:span text:style-name="T2">#speed : int</text:span></text:p>
          <text:p text:style-name="P1"><text:span text:style-name="T2">#screenImage : Image</text:span></text:p>
          <text:p text:style-name="P1"><text:span text:style-name="T2">#attackSound : Mp3Stream</text:span></text:p>
          <text:p text:style-name="P1"><text:span text:style-name="T3">-drawAnimation(x: int, y: int)</text:span></text:p>
          <text:p text:style-name="P1"><text:span text:style-name="T3">-attack()</text:span></text:p>
          <text:p text:style-name="P1"><text:span text:style-name="T3">-takeDamage(damag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795cm" svg:y1="4.174cm" svg:x2="18.399cm" svg:y2="4.174cm">
          <text:p/>
        </draw:line>
        <draw:custom-shape draw:style-name="gr3" draw:text-style-name="P2" xml:id="id2" draw:id="id2" draw:layer="layout" svg:width="3.302cm" svg:height="1.143cm" svg:x="16.943cm" svg:y="7.858cm">
          <text:p text:style-name="P1"><text:span text:style-name="T2">+Goblin</text:span></text:p>
          <text:p text:style-name="P1"><text:span text:style-name="T4"/></text:p>
          <text:p text:style-name="P1"><text:span text:style-name="T3">~Gobl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6.934cm" svg:y1="8.485cm" svg:x2="20.235cm" svg:y2="8.485cm">
          <text:p/>
        </draw:line>
        <draw:line draw:style-name="gr2" draw:text-style-name="P3" draw:layer="layout" svg:x1="16.944cm" svg:y1="8.325cm" svg:x2="20.245cm" svg:y2="8.325cm">
          <text:p/>
        </draw:line>
        <draw:connector draw:style-name="gr4" draw:text-style-name="P4" draw:layer="layout" draw:type="line" svg:x1="10.474cm" svg:y1="7.861cm" svg:x2="12.683cm" svg:y2="5.682cm" draw:start-shape="id1" draw:start-glue-point="0" svg:d="M10474 7861l2209-2179" svg:viewBox="0 0 2210 2180">
          <text:p/>
        </draw:connector>
        <draw:connector draw:style-name="gr4" draw:text-style-name="P4" draw:layer="layout" draw:type="line" svg:x1="18.594cm" svg:y1="7.858cm" svg:x2="17.082cm" svg:y2="5.664cm" draw:start-shape="id2" draw:start-glue-point="0" svg:d="M18594 7858l-1512-2194" svg:viewBox="0 0 1513 2195">
          <text:p/>
        </draw:connector>
        <draw:line draw:style-name="gr2" draw:text-style-name="P3" draw:layer="layout" svg:x1="11.795cm" svg:y1="2.174cm" svg:x2="18.399cm" svg:y2="2.174cm">
          <text:p/>
        </draw:line>
        <draw:custom-shape draw:style-name="gr3" draw:text-style-name="P2" xml:id="id1" draw:id="id1" draw:layer="layout" svg:width="3.302cm" svg:height="1.143cm" svg:x="8.823cm" svg:y="7.861cm">
          <text:p text:style-name="P1"><text:span text:style-name="T2">+TempleGuard</text:span></text:p>
          <text:p text:style-name="P1"><text:span text:style-name="T4"/></text:p>
          <text:p text:style-name="P1"><text:span text:style-name="T3">~TempleGuar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8.814cm" svg:y1="8.488cm" svg:x2="12.115cm" svg:y2="8.488cm">
          <text:p/>
        </draw:line>
        <draw:line draw:style-name="gr2" draw:text-style-name="P3" draw:layer="layout" svg:x1="8.824cm" svg:y1="8.328cm" svg:x2="12.125cm" svg:y2="8.328cm">
          <text:p/>
        </draw:line>
        <draw:custom-shape draw:style-name="gr3" draw:text-style-name="P2" draw:layer="layout" svg:width="3.302cm" svg:height="1.143cm" svg:x="12.844cm" svg:y="7.858cm">
          <text:p text:style-name="P1"><text:span text:style-name="T2">+Vampire</text:span></text:p>
          <text:p text:style-name="P1"><text:span text:style-name="T4"/></text:p>
          <text:p text:style-name="P1"><text:span text:style-name="T3">~Vampir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835cm" svg:y1="8.485cm" svg:x2="16.136cm" svg:y2="8.485cm">
          <text:p/>
        </draw:line>
        <draw:line draw:style-name="gr2" draw:text-style-name="P3" draw:layer="layout" svg:x1="12.845cm" svg:y1="8.325cm" svg:x2="16.146cm" svg:y2="8.325cm">
          <text:p/>
        </draw:line>
        <draw:connector draw:style-name="gr4" draw:text-style-name="P4" draw:layer="layout" draw:type="line" svg:x1="14.374cm" svg:y1="7.862cm" svg:x2="15.097cm" svg:y2="5.572cm" draw:end-shape="id3" svg:d="M14374 7862l723-2290" svg:viewBox="0 0 724 2291">
          <text:p/>
        </draw:connector>
        <draw:custom-shape draw:style-name="gr5" draw:text-style-name="P2" xml:id="id4" draw:id="id4" draw:layer="layout" svg:width="6.604cm" svg:height="2.921cm" svg:x="1.474cm" svg:y="2.44cm">
          <text:p text:style-name="P1"><text:span text:style-name="T2">MonsterFactory</text:span></text:p>
          <text:p text:style-name="P1"><text:span text:style-name="T5">-theInstance : MonsterFactory</text:span></text:p>
          <text:p text:style-name="P1"><text:span text:style-name="T2">-level : int</text:span></text:p>
          <text:p text:style-name="P1"><text:span text:style-name="T3">-rng : Random</text:span></text:p>
          <text:p text:style-name="P1"><text:span text:style-name="T6">~instance() : MonsterFactory</text:span></text:p>
          <text:p text:style-name="P1"><text:span text:style-name="T3">~create() : Monster</text:span></text:p>
          <text:p text:style-name="P1"><text:span text:style-name="T3">~setLevel(level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474cm" svg:y1="4.089cm" svg:x2="8.078cm" svg:y2="4.089cm">
          <text:p/>
        </draw:line>
        <draw:line draw:style-name="gr2" draw:text-style-name="P3" draw:layer="layout" svg:x1="1.474cm" svg:y1="2.919cm" svg:x2="8.078cm" svg:y2="2.919cm">
          <text:p/>
        </draw:line>
        <draw:connector draw:style-name="gr6" draw:text-style-name="P4" draw:layer="layout" draw:type="line" svg:x1="8.078cm" svg:y1="3.9cm" svg:x2="11.795cm" svg:y2="3.603cm" draw:start-shape="id4" draw:start-glue-point="1" draw:end-shape="id3" draw:end-glue-point="3" svg:d="M8078 3900l3717-297" svg:viewBox="0 0 3718 298">
          <text:p/>
        </draw:connector>
        <draw:frame draw:style-name="gr7" draw:text-style-name="P5" draw:layer="layout" svg:width="3.127cm" svg:height="0.725cm" svg:x="8.287cm" svg:y="3.069cm">
          <draw:text-box>
            <text:p><text:span text:style-name="T7">«instantiates»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16T11:55:14.271168324</dc:date>
    <meta:editing-duration>PT1H4M56S</meta:editing-duration>
    <meta:editing-cycles>21</meta:editing-cycles>
    <meta:document-statistic meta:object-count="20"/>
  </office:meta>
</office:document-meta>
</file>